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00000013CE952DDA91B2A3D6E.jpg" manifest:media-type="image/jpeg"/>
  <manifest:file-entry manifest:full-path="Pictures/100000000000005E000000703B087AEA9596858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rúbrica_5f_avaluacio" style:display-name="rúbrica_avaluacio" style:family="table">
      <style:table-properties style:width="17.013cm" fo:margin-left="0cm" table:align="left"/>
    </style:style>
    <style:style style:name="rúbrica_5f_avaluacio.A" style:display-name="rúbrica_avaluacio.A" style:family="table-column">
      <style:table-column-properties style:column-width="3.704cm"/>
    </style:style>
    <style:style style:name="rúbrica_5f_avaluacio.B" style:display-name="rúbrica_avaluacio.B" style:family="table-column">
      <style:table-column-properties style:column-width="4.445cm"/>
    </style:style>
    <style:style style:name="rúbrica_5f_avaluacio.C" style:display-name="rúbrica_avaluacio.C" style:family="table-column">
      <style:table-column-properties style:column-width="4.551cm"/>
    </style:style>
    <style:style style:name="rúbrica_5f_avaluacio.D" style:display-name="rúbrica_avaluacio.D" style:family="table-column">
      <style:table-column-properties style:column-width="4.313cm"/>
    </style:style>
    <style:style style:name="rúbrica_5f_avaluacio.A1" style:display-name="rúbrica_avaluacio.A1" style:family="table-cell">
      <style:table-cell-properties fo:background-color="#666666" fo:padding="0cm" fo:border="none" style:writing-mode="page">
        <style:background-image/>
      </style:table-cell-properties>
    </style:style>
    <style:style style:name="rúbrica_5f_avaluacio.A2" style:display-name="rúbrica_avaluacio.A2" style:family="table-cell">
      <style:table-cell-properties fo:padding="0cm" fo:border="none" style:writing-mode="page"/>
    </style:style>
    <style:style style:name="rúbrica_5f_avaluacio.B2" style:display-name="rúbrica_avaluacio.B2" style:family="table-cell">
      <style:table-cell-properties fo:padding="0cm" fo:border="none" style:writing-mode="page"/>
    </style:style>
    <style:style style:name="rúbrica_5f_avaluacio.C2" style:display-name="rúbrica_avaluacio.C2" style:family="table-cell">
      <style:table-cell-properties fo:padding="0cm" fo:border="none" style:writing-mode="page"/>
    </style:style>
    <style:style style:name="rúbrica_5f_avaluacio.D2" style:display-name="rúbrica_avaluacio.D2" style:family="table-cell">
      <style:table-cell-properties fo:padding="0cm" fo:border="none" style:writing-mode="page"/>
    </style:style>
    <style:style style:name="rúbrica_5f_avaluacio.A3" style:display-name="rúbrica_avaluacio.A3" style:family="table-cell">
      <style:table-cell-properties fo:padding="0cm" fo:border="none" style:writing-mode="page"/>
    </style:style>
    <style:style style:name="rúbrica_5f_avaluacio.B3" style:display-name="rúbrica_avaluacio.B3" style:family="table-cell">
      <style:table-cell-properties fo:padding="0cm" fo:border="none" style:writing-mode="page"/>
    </style:style>
    <style:style style:name="rúbrica_5f_avaluacio.C3" style:display-name="rúbrica_avaluacio.C3" style:family="table-cell">
      <style:table-cell-properties fo:padding="0cm" fo:border="none" style:writing-mode="page"/>
    </style:style>
    <style:style style:name="rúbrica_5f_avaluacio.D3" style:display-name="rúbrica_avaluacio.D3" style:family="table-cell">
      <style:table-cell-properties fo:padding="0cm" fo:border="none" style:writing-mode="page"/>
    </style:style>
    <style:style style:name="rúbrica_5f_avaluacio.A4" style:display-name="rúbrica_avaluacio.A4" style:family="table-cell">
      <style:table-cell-properties fo:padding="0cm" fo:border="none" style:writing-mode="page"/>
    </style:style>
    <style:style style:name="rúbrica_5f_avaluacio.B4" style:display-name="rúbrica_avaluacio.B4" style:family="table-cell">
      <style:table-cell-properties fo:padding="0cm" fo:border="none" style:writing-mode="page"/>
    </style:style>
    <style:style style:name="rúbrica_5f_avaluacio.C4" style:display-name="rúbrica_avaluacio.C4" style:family="table-cell">
      <style:table-cell-properties fo:padding="0cm" fo:border="none" style:writing-mode="page"/>
    </style:style>
    <style:style style:name="rúbrica_5f_avaluacio.D4" style:display-name="rúbrica_avaluacio.D4" style:family="table-cell">
      <style:table-cell-properties fo:padding="0cm" fo:border="none" style:writing-mode="page"/>
    </style:style>
    <style:style style:name="rúbrica_5f_avaluacio.A5" style:display-name="rúbrica_avaluacio.A5" style:family="table-cell">
      <style:table-cell-properties fo:padding="0cm" fo:border="none" style:writing-mode="page"/>
    </style:style>
    <style:style style:name="rúbrica_5f_avaluacio.B5" style:display-name="rúbrica_avaluacio.B5" style:family="table-cell">
      <style:table-cell-properties fo:padding="0cm" fo:border="none" style:writing-mode="page"/>
    </style:style>
    <style:style style:name="rúbrica_5f_avaluacio.C5" style:display-name="rúbrica_avaluacio.C5" style:family="table-cell">
      <style:table-cell-properties fo:padding="0cm" fo:border="none" style:writing-mode="page"/>
    </style:style>
    <style:style style:name="rúbrica_5f_avaluacio.D5" style:display-name="rúbrica_avaluacio.D5" style:family="table-cell">
      <style:table-cell-properties fo:padding="0cm" fo:border="none" style:writing-mode="page"/>
    </style:style>
    <style:style style:name="rúbrica_5f_avaluacio.A6" style:display-name="rúbrica_avaluacio.A6" style:family="table-cell">
      <style:table-cell-properties fo:padding="0cm" fo:border="none" style:writing-mode="page"/>
    </style:style>
    <style:style style:name="rúbrica_5f_avaluacio.B6" style:display-name="rúbrica_avaluacio.B6" style:family="table-cell">
      <style:table-cell-properties fo:padding="0cm" fo:border="none" style:writing-mode="page"/>
    </style:style>
    <style:style style:name="rúbrica_5f_avaluacio.C6" style:display-name="rúbrica_avaluacio.C6" style:family="table-cell">
      <style:table-cell-properties fo:padding="0cm" fo:border="none" style:writing-mode="page"/>
    </style:style>
    <style:style style:name="rúbrica_5f_avaluacio.D6" style:display-name="rúbrica_avaluacio.D6" style:family="table-cell">
      <style:table-cell-properties fo:padding="0cm" fo:border="none" style:writing-mode="page"/>
    </style:style>
    <style:style style:name="rúbrica_5f_avaluacio.A7" style:display-name="rúbrica_avaluacio.A7" style:family="table-cell">
      <style:table-cell-properties fo:padding="0cm" fo:border="none" style:writing-mode="page"/>
    </style:style>
    <style:style style:name="rúbrica_5f_avaluacio.B7" style:display-name="rúbrica_avaluacio.B7" style:family="table-cell">
      <style:table-cell-properties fo:padding="0cm" fo:border="none" style:writing-mode="page"/>
    </style:style>
    <style:style style:name="rúbrica_5f_avaluacio.C7" style:display-name="rúbrica_avaluacio.C7" style:family="table-cell">
      <style:table-cell-properties fo:padding="0cm" fo:border="none" style:writing-mode="page"/>
    </style:style>
    <style:style style:name="rúbrica_5f_avaluacio.D7" style:display-name="rúbrica_avaluacio.D7" style:family="table-cell">
      <style:table-cell-properties fo:padding="0cm" fo:border="none" style:writing-mode="page"/>
    </style:style>
    <style:style style:name="rúbrica_5f_avaluacio.A8" style:display-name="rúbrica_avaluacio.A8" style:family="table-cell">
      <style:table-cell-properties fo:padding="0cm" fo:border="none" style:writing-mode="page"/>
    </style:style>
    <style:style style:name="rúbrica_5f_avaluacio.B8" style:display-name="rúbrica_avaluacio.B8" style:family="table-cell">
      <style:table-cell-properties fo:padding="0cm" fo:border="none" style:writing-mode="page"/>
    </style:style>
    <style:style style:name="rúbrica_5f_avaluacio.C8" style:display-name="rúbrica_avaluacio.C8" style:family="table-cell">
      <style:table-cell-properties fo:padding="0cm" fo:border="none" style:writing-mode="page"/>
    </style:style>
    <style:style style:name="rúbrica_5f_avaluacio.D8" style:display-name="rúbrica_avaluacio.D8" style:family="table-cell">
      <style:table-cell-properties fo:padding="0cm" fo:border="none" style:writing-mode="page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704cm"/>
    </style:style>
    <style:style style:name="Tabla1.B" style:family="table-column">
      <style:table-column-properties style:column-width="4.445cm"/>
    </style:style>
    <style:style style:name="Tabla1.C" style:family="table-column">
      <style:table-column-properties style:column-width="4.6cm"/>
    </style:style>
    <style:style style:name="Tabla1.D" style:family="table-column">
      <style:table-column-properties style:column-width="4.263cm"/>
    </style:style>
    <style:style style:name="Tabla1.A1" style:family="table-cell">
      <style:table-cell-properties fo:background-color="#666666" fo:padding="0cm" fo:border="none" style:writing-mode="page">
        <style:background-image/>
      </style:table-cell-properties>
    </style:style>
    <style:style style:name="Tabla1.A2" style:family="table-cell">
      <style:table-cell-properties fo:padding="0cm" fo:border="none" style:writing-mode="page"/>
    </style:style>
    <style:style style:name="Tabla1.B2" style:family="table-cell">
      <style:table-cell-properties fo:padding="0cm" fo:border="none" style:writing-mode="page"/>
    </style:style>
    <style:style style:name="Tabla1.C2" style:family="table-cell">
      <style:table-cell-properties fo:padding="0cm" fo:border="none" style:writing-mode="page"/>
    </style:style>
    <style:style style:name="Tabla1.D2" style:family="table-cell">
      <style:table-cell-properties fo:padding="0cm" fo:border="none" style:writing-mode="page"/>
    </style:style>
    <style:style style:name="P1" style:family="paragraph" style:parent-style-name="Standard">
      <style:paragraph-properties fo:line-height="115%" fo:text-align="start" style:justify-single-word="false" fo:orphans="0" fo:widows="0" fo:break-before="auto" fo:break-after="auto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 fo:break-before="auto" fo:break-after="auto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P3" style:family="paragraph" style:parent-style-name="Standard">
      <style:paragraph-properties fo:line-height="115%" fo:text-align="start" style:justify-single-word="false" fo:orphans="0" fo:widows="0" fo:break-before="auto" fo:break-after="auto"/>
      <style:text-properties fo:font-weight="bold" style:font-weight-asian="bold"/>
    </style:style>
    <style:style style:name="P4" style:family="paragraph" style:parent-style-name="Standard">
      <style:paragraph-properties fo:line-height="100%" fo:break-before="auto" fo:break-after="auto"/>
    </style:style>
    <style:style style:name="P5" style:family="paragraph" style:parent-style-name="Standard">
      <style:paragraph-properties fo:break-before="auto" fo:break-after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6" style:family="paragraph" style:parent-style-name="Standard">
      <style:paragraph-properties fo:text-align="start" style:justify-single-word="false" fo:break-before="auto" fo:break-after="auto"/>
      <style:text-properties style:font-name="FreeSans" fo:font-size="11pt" fo:font-weight="bold" style:font-size-asian="11pt" style:font-weight-asian="bold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FreeSans" fo:font-size="11pt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12" style:family="paragraph" style:parent-style-name="Standard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  <style:text-properties fo:color="#0000ff" loext:opacity="100%" fo:font-size="14pt" fo:font-weight="bold" style:font-size-asian="14pt" style:font-weight-asian="bold" style:font-size-complex="14pt"/>
    </style:style>
    <style:style style:name="P16" style:family="paragraph" style:parent-style-name="Standard">
      <style:paragraph-properties fo:text-align="center" style:justify-single-word="false"/>
      <style:text-properties fo:color="#0000ff" loext:opacity="100%" fo:font-weight="bold" officeooo:rsid="00168966" officeooo:paragraph-rsid="00168966" style:font-weight-asian="bold"/>
    </style:style>
    <style:style style:name="P17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 style:font-size-complex="8pt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0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21" style:family="paragraph" style:parent-style-name="Standard">
      <style:text-properties fo:font-size="8pt" fo:font-weight="bold" style:font-size-asian="8pt" style:font-weight-asian="bold" style:font-size-complex="8pt"/>
    </style:style>
    <style:style style:name="P2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P24" style:family="paragraph" style:parent-style-name="Standard">
      <style:text-properties style:font-name="FreeSans" officeooo:rsid="000d47c3" officeooo:paragraph-rsid="00168966"/>
    </style:style>
    <style:style style:name="P25" style:family="paragraph" style:parent-style-name="Standard">
      <style:text-properties style:font-name="FreeSans" fo:font-weight="bold" officeooo:rsid="000d47c3" officeooo:paragraph-rsid="00168966" style:font-weight-asian="bold" style:font-weight-complex="bold"/>
    </style:style>
    <style:style style:name="P26" style:family="paragraph" style:parent-style-name="Standard">
      <style:text-properties style:font-name="FreeSans" fo:font-size="11pt" officeooo:rsid="000c26bd" officeooo:paragraph-rsid="00168966" style:font-size-asian="11pt" style:font-size-complex="11pt"/>
    </style:style>
    <style:style style:name="P27" style:family="paragraph" style:parent-style-name="Standard">
      <style:text-properties style:font-name="FreeSans" fo:font-size="11pt" officeooo:rsid="000d47c3" officeooo:paragraph-rsid="00168966" style:font-size-asian="11pt" style:font-size-complex="11pt"/>
    </style:style>
    <style:style style:name="P28" style:family="paragraph" style:parent-style-name="Standard">
      <style:text-properties style:font-name="FreeSans" fo:font-size="11pt" officeooo:rsid="000e4afb" officeooo:paragraph-rsid="00168966" style:font-size-asian="11pt" style:font-size-complex="11pt"/>
    </style:style>
    <style:style style:name="P29" style:family="paragraph" style:parent-style-name="Standard">
      <style:text-properties style:font-name="FreeSans" fo:font-size="11pt" officeooo:rsid="000f1b00" officeooo:paragraph-rsid="00168966" style:font-size-asian="11pt" style:font-size-complex="11pt"/>
    </style:style>
    <style:style style:name="P30" style:family="paragraph" style:parent-style-name="Standard">
      <style:text-properties style:font-name="FreeSans" fo:font-size="11pt" officeooo:rsid="000f453f" officeooo:paragraph-rsid="00168966" style:font-size-asian="11pt" style:font-size-complex="11pt"/>
    </style:style>
    <style:style style:name="P31" style:family="paragraph" style:parent-style-name="Standard">
      <style:text-properties style:font-name="FreeSans" fo:font-size="11pt" officeooo:rsid="00248ecd" officeooo:paragraph-rsid="00168966" style:font-size-asian="11pt" style:font-size-complex="11pt"/>
    </style:style>
    <style:style style:name="P32" style:family="paragraph" style:parent-style-name="Standard">
      <style:text-properties style:font-name="FreeSans" fo:font-size="11pt" officeooo:rsid="0010de9f" officeooo:paragraph-rsid="00168966" style:font-size-asian="11pt" style:font-size-complex="11pt"/>
    </style:style>
    <style:style style:name="P33" style:family="paragraph" style:parent-style-name="Standard">
      <style:text-properties style:font-name="FreeSans" fo:font-size="11pt" officeooo:rsid="0012de97" officeooo:paragraph-rsid="00168966" style:font-size-asian="11pt" style:font-size-complex="11pt"/>
    </style:style>
    <style:style style:name="P34" style:family="paragraph" style:parent-style-name="Standard">
      <style:text-properties style:font-name="FreeSans" fo:font-size="11pt" officeooo:rsid="001843dc" officeooo:paragraph-rsid="00168966" style:font-size-asian="11pt" style:font-size-complex="11pt"/>
    </style:style>
    <style:style style:name="P35" style:family="paragraph" style:parent-style-name="Standard">
      <style:text-properties style:font-name="FreeSans" fo:font-size="11pt" officeooo:rsid="001b0b2c" officeooo:paragraph-rsid="00168966" style:font-size-asian="11pt" style:font-size-complex="11pt"/>
    </style:style>
    <style:style style:name="P36" style:family="paragraph" style:parent-style-name="Standard">
      <style:text-properties style:font-name="FreeSans" fo:font-size="11pt" officeooo:rsid="00165f8b" officeooo:paragraph-rsid="00168966" style:font-size-asian="11pt" style:font-size-complex="11pt"/>
    </style:style>
    <style:style style:name="P37" style:family="paragraph" style:parent-style-name="Standard">
      <style:text-properties style:font-name="FreeSans" fo:font-size="11pt" officeooo:rsid="001fd136" officeooo:paragraph-rsid="00168966" style:font-size-asian="11pt" style:font-size-complex="11pt"/>
    </style:style>
    <style:style style:name="P38" style:family="paragraph" style:parent-style-name="Standard">
      <style:text-properties officeooo:rsid="000d47c3" officeooo:paragraph-rsid="00168966"/>
    </style:style>
    <style:style style:name="P39" style:family="paragraph" style:parent-style-name="Standard">
      <style:text-properties style:font-name="FreeMono" fo:font-size="10.5pt" officeooo:rsid="000d47c3" officeooo:paragraph-rsid="00168966" style:font-size-asian="10.5pt" style:font-size-complex="10.5pt"/>
    </style:style>
    <style:style style:name="P40" style:family="paragraph" style:parent-style-name="Standard">
      <style:text-properties style:font-name="FreeMono" fo:font-size="10.5pt" fo:font-weight="normal" officeooo:rsid="000d47c3" officeooo:paragraph-rsid="00168966" style:font-size-asian="10.5pt" style:font-weight-asian="normal" style:font-size-complex="10.5pt" style:font-weight-complex="normal"/>
    </style:style>
    <style:style style:name="P41" style:family="paragraph" style:parent-style-name="Table_20_Contents">
      <style:text-properties fo:color="#ffffff" loext:opacity="100%" style:font-name="FreeSans" fo:font-size="11pt" fo:font-weight="bold" officeooo:rsid="0028831a" officeooo:paragraph-rsid="00168966" style:font-size-asian="11pt" style:font-weight-asian="bold" style:font-size-complex="11pt" style:font-weight-complex="bold"/>
    </style:style>
    <style:style style:name="P42" style:family="paragraph" style:parent-style-name="Table_20_Contents">
      <style:text-properties fo:color="#ffffff" loext:opacity="100%" style:font-name="FreeSans" fo:font-size="11pt" fo:font-weight="bold" officeooo:rsid="0029ef55" officeooo:paragraph-rsid="00168966" style:font-size-asian="11pt" style:font-weight-asian="bold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1pt" officeooo:rsid="00309512" officeooo:paragraph-rsid="00168966" style:font-size-asian="11pt" style:font-size-complex="11pt"/>
    </style:style>
    <style:style style:name="P44" style:family="paragraph" style:parent-style-name="Table_20_Contents">
      <style:text-properties style:font-name="FreeSans" fo:font-size="11pt" officeooo:rsid="0028831a" officeooo:paragraph-rsid="00168966" style:font-size-asian="11pt" style:font-size-complex="11pt"/>
    </style:style>
    <style:style style:name="P45" style:family="paragraph" style:parent-style-name="Table_20_Contents">
      <style:paragraph-properties fo:text-align="start" style:justify-single-word="false"/>
      <style:text-properties style:font-name="FreeSans" fo:font-size="11pt" officeooo:rsid="0028831a" officeooo:paragraph-rsid="00168966" style:font-size-asian="11pt" style:font-size-complex="11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1pt" officeooo:rsid="0029ef55" officeooo:paragraph-rsid="00168966" style:font-size-asian="11pt" style:font-size-complex="11pt"/>
    </style:style>
    <style:style style:name="P47" style:family="paragraph" style:parent-style-name="Table_20_Contents">
      <style:paragraph-properties fo:text-align="start" style:justify-single-word="false"/>
      <style:text-properties style:font-name="FreeSans" fo:font-size="11pt" officeooo:rsid="00295b95" officeooo:paragraph-rsid="00168966" style:font-size-asian="11pt" style:font-size-complex="11pt"/>
    </style:style>
    <style:style style:name="P48" style:family="paragraph" style:parent-style-name="Table_20_Contents">
      <style:text-properties style:font-name="FreeSans" fo:font-size="11pt" officeooo:rsid="002bbfb1" officeooo:paragraph-rsid="00168966" style:font-size-asian="11pt" style:font-size-complex="11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1pt" officeooo:rsid="002bbfb1" officeooo:paragraph-rsid="00168966" style:font-size-asian="11pt" style:font-size-complex="11pt"/>
    </style:style>
    <style:style style:name="P50" style:family="paragraph" style:parent-style-name="Text_20_body">
      <style:text-properties style:font-name="FreeSans" fo:font-size="11pt" officeooo:paragraph-rsid="00168966" style:font-size-asian="11pt" style:font-size-complex="11pt"/>
    </style:style>
    <style:style style:name="P51" style:family="paragraph" style:parent-style-name="Text_20_body">
      <style:text-properties style:font-name="FreeSans" fo:font-size="11pt" officeooo:rsid="00309512" officeooo:paragraph-rsid="00168966" style:font-size-asian="11pt" style:font-size-complex="11pt"/>
    </style:style>
    <style:style style:name="P52" style:family="paragraph" style:parent-style-name="Title" style:master-page-name="Standard">
      <style:paragraph-properties fo:margin-top="0cm" fo:margin-bottom="0cm" style:contextual-spacing="false" fo:text-align="start" style:justify-single-word="false" style:page-number="1"/>
    </style:style>
    <style:style style:name="P53" style:family="paragraph" style:parent-style-name="Standard" style:list-style-name="L1">
      <style:text-properties officeooo:paragraph-rsid="00168966"/>
    </style:style>
    <style:style style:name="P54" style:family="paragraph" style:parent-style-name="Standard" style:list-style-name="L1">
      <style:text-properties style:font-name="FreeSans" fo:font-size="11pt" officeooo:rsid="000c26bd" officeooo:paragraph-rsid="00168966" style:font-size-asian="11pt" style:font-size-complex="11pt"/>
    </style:style>
    <style:style style:name="P55" style:family="paragraph" style:parent-style-name="Standard" style:list-style-name="L1">
      <style:text-properties style:font-name="FreeSans" fo:font-size="11pt" officeooo:rsid="000ccde2" officeooo:paragraph-rsid="00168966" style:font-size-asian="11pt" style:font-size-complex="11pt"/>
    </style:style>
    <style:style style:name="P56" style:family="paragraph" style:parent-style-name="Standard" style:list-style-name="L1">
      <style:text-properties style:font-name="FreeSans" fo:font-size="11pt" officeooo:rsid="000d47c3" officeooo:paragraph-rsid="00168966" style:font-size-asian="11pt" style:font-size-complex="11pt"/>
    </style:style>
    <style:style style:name="P57" style:family="paragraph" style:parent-style-name="Standard" style:list-style-name="L2">
      <style:text-properties style:font-name="FreeSans" fo:font-size="11pt" officeooo:rsid="000d47c3" officeooo:paragraph-rsid="00168966" style:font-size-asian="11pt" style:font-size-complex="11pt"/>
    </style:style>
    <style:style style:name="P58" style:family="paragraph" style:parent-style-name="Standard" style:list-style-name="L3">
      <style:text-properties style:font-name="FreeSans" fo:font-size="11pt" officeooo:rsid="000d47c3" officeooo:paragraph-rsid="00168966" style:font-size-asian="11pt" style:font-size-complex="11pt"/>
    </style:style>
    <style:style style:name="P59" style:family="paragraph" style:parent-style-name="Standard" style:list-style-name="L2">
      <style:text-properties style:font-name="FreeSans" fo:font-size="11pt" officeooo:paragraph-rsid="00168966" style:font-size-asian="11pt" style:font-size-complex="11pt"/>
    </style:style>
    <style:style style:name="P60" style:family="paragraph" style:parent-style-name="Standard" style:list-style-name="L3">
      <style:text-properties style:font-name="FreeSans" fo:font-size="11pt" officeooo:rsid="002f360d" officeooo:paragraph-rsid="00168966" style:font-size-asian="11pt" style:font-size-complex="11pt"/>
    </style:style>
    <style:style style:name="P61" style:family="paragraph" style:parent-style-name="Standard" style:list-style-name="L4">
      <style:text-properties style:font-name="FreeSans" fo:font-size="11pt" officeooo:rsid="000e4afb" officeooo:paragraph-rsid="00168966" style:font-size-asian="11pt" style:font-size-complex="11pt"/>
    </style:style>
    <style:style style:name="P62" style:family="paragraph" style:parent-style-name="Standard" style:list-style-name="L6">
      <style:text-properties style:font-name="FreeSans" fo:font-size="11pt" officeooo:rsid="001c5692" officeooo:paragraph-rsid="00168966" style:font-size-asian="11pt" style:font-size-complex="11pt"/>
    </style:style>
    <style:style style:name="P63" style:family="paragraph" style:parent-style-name="Standard" style:list-style-name="L6">
      <style:text-properties style:font-name="FreeSans" fo:font-size="11pt" officeooo:rsid="001cf6a2" officeooo:paragraph-rsid="00168966" style:font-size-asian="11pt" style:font-size-complex="11pt"/>
    </style:style>
    <style:style style:name="P64" style:family="paragraph" style:parent-style-name="Standard">
      <style:text-properties style:font-name="FreeSans" fo:font-size="11pt" officeooo:rsid="001cf6a2" officeooo:paragraph-rsid="00168966" style:font-size-asian="11pt" style:font-size-complex="11pt"/>
    </style:style>
    <style:style style:name="P65" style:family="paragraph" style:parent-style-name="Standard" style:list-style-name="L7">
      <style:text-properties style:font-name="FreeSans" fo:font-size="11pt" officeooo:rsid="00165f8b" officeooo:paragraph-rsid="00168966" style:font-size-asian="11pt" style:font-size-complex="11pt"/>
    </style:style>
    <style:style style:name="P66" style:family="paragraph" style:parent-style-name="Standard" style:list-style-name="L8">
      <style:text-properties style:font-name="FreeSans" fo:font-size="11pt" officeooo:rsid="0021f64e" officeooo:paragraph-rsid="00168966" style:font-size-asian="11pt" style:font-size-complex="11pt"/>
    </style:style>
    <style:style style:name="P67" style:family="paragraph" style:parent-style-name="Standard" style:list-style-name="L8">
      <style:text-properties style:font-name="FreeSans" fo:font-size="11pt" officeooo:rsid="00248ecd" officeooo:paragraph-rsid="00168966" style:font-size-asian="11pt" style:font-size-complex="11pt"/>
    </style:style>
    <style:style style:name="P68" style:family="paragraph" style:parent-style-name="Standard" style:list-style-name="L8">
      <style:text-properties style:font-name="FreeSans" fo:font-size="11pt" officeooo:rsid="002d8f9a" officeooo:paragraph-rsid="00168966" style:font-size-asian="11pt" style:font-size-complex="11pt"/>
    </style:style>
    <style:style style:name="P69" style:family="paragraph" style:parent-style-name="Standard" style:list-style-name="L2">
      <style:text-properties officeooo:paragraph-rsid="00168966"/>
    </style:style>
    <style:style style:name="P70" style:family="paragraph" style:parent-style-name="Standard" style:list-style-name="L5">
      <style:text-properties officeooo:paragraph-rsid="00168966"/>
    </style:style>
    <style:style style:name="P71" style:family="paragraph" style:parent-style-name="Standard" style:list-style-name="L5">
      <style:text-properties officeooo:rsid="000e4afb" officeooo:paragraph-rsid="00168966"/>
    </style:style>
    <style:style style:name="P72" style:family="paragraph" style:parent-style-name="Standard" style:list-style-name="L5">
      <style:text-properties officeooo:rsid="000f1b00" officeooo:paragraph-rsid="00168966"/>
    </style:style>
    <style:style style:name="P73" style:family="paragraph" style:parent-style-name="Standard" style:list-style-name="L6">
      <style:text-properties officeooo:paragraph-rsid="00168966"/>
    </style:style>
    <style:style style:name="P74" style:family="paragraph" style:parent-style-name="Standard" style:list-style-name="L8">
      <style:text-properties officeooo:paragraph-rsid="00168966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/>
      <style:text-properties officeooo:rsid="000c26bd"/>
    </style:style>
    <style:style style:name="T1" style:family="text">
      <style:text-properties officeooo:rsid="00168966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68966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fe56b" style:font-weight-asian="bold" style:font-weight-complex="bold"/>
    </style:style>
    <style:style style:name="T6" style:family="text">
      <style:text-properties fo:font-weight="bold" officeooo:rsid="00267537" style:font-weight-asian="bold" style:font-weight-complex="bold"/>
    </style:style>
    <style:style style:name="T7" style:family="text">
      <style:text-properties fo:font-weight="bold" officeooo:rsid="0026c08a" style:font-weight-asian="bold" style:font-weight-complex="bold"/>
    </style:style>
    <style:style style:name="T8" style:family="text">
      <style:text-properties fo:font-weight="bold" officeooo:rsid="00248ecd" style:font-weight-asian="bold" style:font-weight-complex="bold"/>
    </style:style>
    <style:style style:name="T9" style:family="text">
      <style:text-properties fo:font-weight="bold" officeooo:rsid="00320a06" style:font-weight-asian="bold" style:font-weight-complex="bold"/>
    </style:style>
    <style:style style:name="T10" style:family="text">
      <style:text-properties fo:font-weight="bold" officeooo:rsid="001bc98b" style:font-weight-asian="bold" style:font-weight-complex="bold"/>
    </style:style>
    <style:style style:name="T11" style:family="text">
      <style:text-properties fo:font-weight="bold" officeooo:rsid="0020a288" style:font-name-asian="DejaVu Sans" style:font-weight-asian="bold" style:font-name-complex="FreeSans1" style:font-weight-complex="bold"/>
    </style:style>
    <style:style style:name="T12" style:family="text">
      <style:text-properties fo:font-weight="bold" officeooo:rsid="001de6a1" style:font-name-asian="DejaVu Sans" style:font-weight-asian="bold" style:font-name-complex="FreeSans1" style:font-weight-complex="bold"/>
    </style:style>
    <style:style style:name="T13" style:family="text">
      <style:text-properties fo:font-size="8pt" fo:font-weight="bold" style:font-size-asian="8pt" style:font-weight-asian="bold" style:font-size-complex="8pt"/>
    </style:style>
    <style:style style:name="T14" style:family="text">
      <style:text-properties officeooo:rsid="001843dc"/>
    </style:style>
    <style:style style:name="T15" style:family="text">
      <style:text-properties officeooo:rsid="0021f64e"/>
    </style:style>
    <style:style style:name="T16" style:family="text">
      <style:text-properties officeooo:rsid="00238b13"/>
    </style:style>
    <style:style style:name="T17" style:family="text">
      <style:text-properties officeooo:rsid="000ccde2"/>
    </style:style>
    <style:style style:name="T18" style:family="text">
      <style:text-properties officeooo:rsid="000d47c3"/>
    </style:style>
    <style:style style:name="T19" style:family="text">
      <style:text-properties officeooo:rsid="00309512"/>
    </style:style>
    <style:style style:name="T20" style:family="text">
      <style:text-properties officeooo:rsid="002c98e0"/>
    </style:style>
    <style:style style:name="T21" style:family="text">
      <style:text-properties officeooo:rsid="002f360d"/>
    </style:style>
    <style:style style:name="T22" style:family="text">
      <style:text-properties officeooo:rsid="000e4afb"/>
    </style:style>
    <style:style style:name="T23" style:family="text">
      <style:text-properties officeooo:rsid="0010228d"/>
    </style:style>
    <style:style style:name="T24" style:family="text">
      <style:text-properties officeooo:rsid="00191f71"/>
    </style:style>
    <style:style style:name="T25" style:family="text">
      <style:text-properties officeooo:rsid="001b0b2c"/>
    </style:style>
    <style:style style:name="T26" style:family="text">
      <style:text-properties officeooo:rsid="001c5692"/>
    </style:style>
    <style:style style:name="T27" style:family="text">
      <style:text-properties officeooo:rsid="001de6a1"/>
    </style:style>
    <style:style style:name="T28" style:family="text">
      <style:text-properties officeooo:rsid="00299e81"/>
    </style:style>
    <style:style style:name="T29" style:family="text">
      <style:text-properties officeooo:rsid="001fd136"/>
    </style:style>
    <style:style style:name="T30" style:family="text">
      <style:text-properties officeooo:rsid="00248ecd"/>
    </style:style>
    <style:style style:name="T31" style:family="text">
      <style:text-properties officeooo:rsid="0026c08a"/>
    </style:style>
    <style:style style:name="T32" style:family="text">
      <style:text-properties officeooo:rsid="00320a06"/>
    </style:style>
    <style:style style:name="T33" style:family="text">
      <style:text-properties officeooo:rsid="00283f4a"/>
    </style:style>
    <style:style style:name="T34" style:family="text">
      <style:text-properties officeooo:rsid="0033fb00"/>
    </style:style>
    <style:style style:name="T35" style:family="text">
      <style:text-properties officeooo:rsid="00361e71"/>
    </style:style>
    <style:style style:name="T36" style:family="text">
      <style:text-properties style:font-name="FreeSans" fo:font-size="11pt" style:font-size-asian="11pt" style:font-size-complex="11pt"/>
    </style:style>
    <style:style style:name="T37" style:family="text">
      <style:text-properties style:font-name="FreeSans" fo:font-size="11pt" officeooo:rsid="000f1b00" style:font-size-asian="11pt" style:font-size-complex="11pt"/>
    </style:style>
    <style:style style:name="T38" style:family="text">
      <style:text-properties style:font-name="FreeSans" fo:font-size="11pt" officeooo:rsid="000c26bd" style:font-size-asian="11pt" style:font-size-complex="11pt"/>
    </style:style>
    <style:style style:name="T39" style:family="text">
      <style:text-properties style:font-name="FreeSans" fo:font-size="11pt" officeooo:rsid="001843dc" style:font-size-asian="11pt" style:font-size-complex="11pt"/>
    </style:style>
    <style:style style:name="T40" style:family="text">
      <style:text-properties style:font-name="FreeSans" fo:font-size="11pt" officeooo:rsid="002c98e0" style:font-size-asian="11pt" style:font-size-complex="11pt"/>
    </style:style>
    <style:style style:name="T41" style:family="text">
      <style:text-properties style:font-name="FreeSans" fo:font-size="11pt" officeooo:rsid="000d47c3" style:font-size-asian="11pt" style:font-size-complex="11pt"/>
    </style:style>
    <style:style style:name="T42" style:family="text">
      <style:text-properties style:font-name="FreeSans" fo:font-size="11pt" officeooo:rsid="000e4afb" style:font-size-asian="11pt" style:font-size-complex="11pt"/>
    </style:style>
    <style:style style:name="T43" style:family="text">
      <style:text-properties style:font-name="FreeSans" fo:font-size="11pt" officeooo:rsid="001c5692" style:font-size-asian="11pt" style:font-size-complex="11pt"/>
    </style:style>
    <style:style style:name="T44" style:family="text">
      <style:text-properties style:font-name="FreeSans" fo:font-size="11pt" officeooo:rsid="001cf6a2" style:font-size-asian="11pt" style:font-size-complex="11pt"/>
    </style:style>
    <style:style style:name="T45" style:family="text">
      <style:text-properties style:font-name="FreeSans" fo:font-size="11pt" officeooo:rsid="0021f64e" style:font-size-asian="11pt" style:font-size-complex="11pt"/>
    </style:style>
    <style:style style:name="T46" style:family="text">
      <style:text-properties style:font-name="FreeSans" fo:font-size="11pt" officeooo:rsid="0029b515" style:font-size-asian="11pt" style:font-size-complex="11pt"/>
    </style:style>
    <style:style style:name="T47" style:family="text">
      <style:text-properties style:font-name="FreeSans" fo:font-size="11pt" officeooo:rsid="00248ecd" style:font-size-asian="11pt" style:font-size-complex="11pt"/>
    </style:style>
    <style:style style:name="T48" style:family="text">
      <style:text-properties style:font-name="FreeSans" fo:font-size="11pt" fo:font-weight="bold" officeooo:rsid="000c26bd" style:font-size-asian="11pt" style:font-weight-asian="bold" style:font-size-complex="11pt" style:font-weight-complex="bold"/>
    </style:style>
    <style:style style:name="T49" style:family="text">
      <style:text-properties style:font-name="FreeSans" fo:font-size="11pt" fo:font-weight="bold" officeooo:rsid="00248ecd" style:font-size-asian="11pt" style:font-weight-asian="bold" style:font-size-complex="11pt" style:font-weight-complex="bold"/>
    </style:style>
    <style:style style:name="T50" style:family="text">
      <style:text-properties style:font-name="FreeSans" fo:font-size="11pt" fo:font-weight="normal" officeooo:rsid="000c26bd" style:font-size-asian="11pt" style:font-weight-asian="normal" style:font-size-complex="11pt" style:font-weight-complex="normal"/>
    </style:style>
    <style:style style:name="T51" style:family="text">
      <style:text-properties officeooo:rsid="0017de80"/>
    </style:style>
    <style:style style:name="T52" style:family="text">
      <style:text-properties officeooo:rsid="001bc98b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Character_5f_20_5f_style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4">
      <text:list-level-style-bullet text:level="1" text:style-name="Character_5f_20_5f_style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Character_5f_20_5f_style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Character_5f_20_5f_style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Character_5f_20_5f_style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Character_5f_20_5f_style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Character_5f_20_5f_style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Character_5f_20_5f_style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Character_5f_20_5f_style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Character_5f_20_5f_style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Character_5f_20_5f_style" text:bullet-char="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5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CRUD amb PostgreSQL <text:span text:style-name="T1">i</text:span> PHP</text:p>
      <text:p text:style-name="P75"/>
      <text:p text:style-name="P75"/>
      <text:p text:style-name="Heading_20_1"><text:bookmark-start text:name="__RefHeading___Toc321_2176002830"/>1. Introducció<text:bookmark-end text:name="__RefHeading___Toc321_2176002830"/></text:p>
      <text:p text:style-name="P26"/>
      <text:p text:style-name="P26"><text:tab/>El propòsit d’aquesta activitat és realitzar una aplicació web amb accés a dades <text:span text:style-name="T14">(Postgres)</text:span>. El <text:tab/>projecte consta de diferents passos que es de<text:span text:style-name="T14">scriuen</text:span> a continuació:</text:p>
      <text:p text:style-name="P26"/>
      <text:list xml:id="list518395340" text:style-name="L1">
        <text:list-item>
          <text:p text:style-name="P53"><text:span text:style-name="T48">Disseny e implementació d’una petita base de dades</text:span><text:span text:style-name="T38">. Per tal de fer servir la BBDD en la nostra aplicació, prèviament hem de dissenyar-la. La </text:span><text:span text:style-name="T39">BBDD</text:span><text:span text:style-name="T38"> implementada haurà de tenir </text:span><text:span text:style-name="T50">2-3 taules i la consulta principal de la web ha de tenir una clàusula JOIN. La BBDD no ha de ser molt complexa, doncs això complicaria també el disseny de l’aplicació</text:span><text:span text:style-name="T38">. </text:span><text:span text:style-name="T39">Sempre podem afegir noves relacions a posteriori.</text:span></text:p>
          <text:p text:style-name="P54"/>
        </text:list-item>
        <text:list-item>
          <text:p text:style-name="P54">Muntar la infrastructura client-servidor. La creació de la infrastructura està automatitzada mitjantcant l’aplicatiu <text:span text:style-name="T4">Vagrant</text:span>. Vagrant permet l<text:span text:style-name="T15">a gestió automatitzada </text:span>de màquines <text:span text:style-name="T16">virtuals</text:span> <text:span text:style-name="T17">(MV) i el seu aprovisionament. L’aprovisionament de la MV conté: Apache2, PHP 8 i PostgreSQL a un servidor Debian 11.</text:span></text:p>
          <text:p text:style-name="P54"/>
        </text:list-item>
        <text:list-item>
          <text:p text:style-name="P55"><text:span text:style-name="T4">Connexió a la BBDD i creació d’un llistat</text:span>. Primer ens connectarem a la BBDD i controlarem tots els possible error de connexió. <text:span text:style-name="T15">Una vegada ens connectem </text:span>mostrarem un llistat per pantalla com a resultat d’una consulta a la BBDD.</text:p>
          <text:p text:style-name="P55"/>
        </text:list-item>
        <text:list-item>
          <text:p text:style-name="P55"><text:span text:style-name="T4">CRUD: </text:span><text:span text:style-name="T5">modificar, nou registre i esborrar</text:span>. Finalment, <text:span text:style-name="T18">farem la resta d’operacions de gestió de la BBDD. Tindrem la possibilitat de inserir un nou registre, de modificar-lo i d’esborrar-lo.</text:span></text:p>
          <text:p text:style-name="P55"/>
        </text:list-item>
        <text:list-item>
          <text:p text:style-name="P56">Haurem de generar un <text:span text:style-name="T19">breu informe</text:span> amb els següents <text:span text:style-name="T19">apartats</text:span>:</text:p>
          <text:list>
            <text:list-item>
              <text:p text:style-name="P56">Problemes trobats i sol·lucions trobades</text:p>
            </text:list-item>
            <text:list-item>
              <text:p text:style-name="P56">Conclusions extretes del projecte.</text:p>
            </text:list-item>
          </text:list>
        </text:list-item>
      </text:list>
      <text:p text:style-name="P27"/>
      <text:p text:style-name="Heading_20_1"><text:bookmark-start text:name="__RefHeading___Toc323_2176002830"/>2. Disseny e implementació de la BBDD.<text:bookmark-end text:name="__RefHeading___Toc323_2176002830"/></text:p>
      <text:p text:style-name="P27"/>
      <text:p text:style-name="P27"><text:tab/>Primer haurem de dissenyar la BBDD abans de la implementació de l’aplicació. La temàtica de la <text:tab/>BBDD és lliure. També es pot implementar l’aplicació proposada a continuació (<text:span text:style-name="T20">Bibliotech</text:span>). </text:p>
      <text:p text:style-name="P27"/>
      <text:p text:style-name="P27"><text:tab/>La temàtica proposada es una <text:span text:style-name="T20">base de dades sobre llibres</text:span>. En aquesta BBDD hi ha tres taules:</text:p>
      <text:p text:style-name="P27"/>
      <text:list xml:id="list567902592" text:style-name="L2">
        <text:list-item>
          <text:p text:style-name="P69"><text:span text:style-name="T40">escritors</text:span><text:span text:style-name="T41">: Aquesta taula guardarà les dades dels </text:span><text:span text:style-name="T40">escritors</text:span><text:span text:style-name="T41"> (nom, </text:span><text:span text:style-name="T40">nacionalitat</text:span><text:span text:style-name="T41">, </text:span><text:span text:style-name="T40">etc.</text:span><text:span text:style-name="T41">).</text:span></text:p>
          <text:p text:style-name="P59"/>
        </text:list-item>
        <text:list-item>
          <text:p text:style-name="P57"><text:span text:style-name="T20">generes</text:span>: Cadascun dels <text:span text:style-name="T20">gèneres</text:span> <text:span text:style-name="T20">de novela, juntament amb una descripció.</text:span>.</text:p>
          <text:p text:style-name="P57"/>
        </text:list-item>
        <text:list-item>
          <text:p text:style-name="P57"><text:span text:style-name="T20">llibres</text:span>: <text:s/>Contindrà una relació d<text:span text:style-name="T20">e llibres de la biblioteca</text:span>. <text:span text:style-name="T20">Camps: titol, escritor (cf), any publicació, idioma, genere (cf), etc.</text:span></text:p>
        </text:list-item>
      </text:list>
      <text:p text:style-name="P27"/>
      <text:p text:style-name="P27"><text:tab/>S’han de crear: </text:p>
      <text:list xml:id="list3294587955" text:style-name="L3">
        <text:list-item>
          <text:p text:style-name="P58">Sentències DDL</text:p>
        </text:list-item>
        <text:list-item>
          <text:p text:style-name="P58"><text:soft-page-break/>Sentències DML (inserts de prova).</text:p>
        </text:list-item>
        <text:list-item>
          <text:p text:style-name="P58">Diagrama E/R</text:p>
        </text:list-item>
        <text:list-item>
          <text:p text:style-name="P58">Disseny de l<text:span text:style-name="T21">es</text:span> consult<text:span text:style-name="T21">es</text:span></text:p>
        </text:list-item>
        <text:list-item>
          <text:p text:style-name="P60">Usuari per a la BBDD i permisos de l’usuari sobre la BBDD (grant all)</text:p>
        </text:list-item>
      </text:list>
      <text:p text:style-name="P27"/>
      <text:p text:style-name="Heading_20_1"><text:bookmark-start text:name="__RefHeading___Toc325_2176002830"/>3. Muntar la infrastructura Vagrant <text:span text:style-name="T22">i configuració</text:span>.<text:bookmark-end text:name="__RefHeading___Toc325_2176002830"/></text:p>
      <text:p text:style-name="P27"/>
      <text:p text:style-name="P27"><text:tab/>Per muntar la infrastructura client-servidor farem servir l’eina Vagrant. Les instruccions pas a pas per <text:tab/>instal·lar tota la infrastructura la podeu trobar al següent enllaç:</text:p>
      <text:p text:style-name="P27"/>
      <text:p text:style-name="P38"><text:span text:style-name="T36"><text:tab/></text:span><text:a xlink:type="simple" xlink:href="https://sajicop.github.io/9-php.html" text:style-name="Internet_20_link" text:visited-style-name="Visited_20_Internet_20_Link"><text:span text:style-name="T36">https://sajicop.github.io/9-php.html</text:span></text:a></text:p>
      <text:p text:style-name="P27"/>
      <text:p text:style-name="P27"><text:tab/>Al final del capítol teniu l’Annex 1 que heu de seguir. L’única diferència sobre aquesta guia és l’arxiu <text:tab/>bootstrap.sh, que inclou les comandes per instal·lar PostgresSQL.</text:p>
      <text:p text:style-name="P24"/>
      <text:p text:style-name="P25"><text:tab/>Bootstrap.sh</text:p>
      <text:p text:style-name="P24"/>
      <text:p text:style-name="P39"><text:tab/>#!/usr/bin/env bash</text:p>
      <text:p text:style-name="P39"/>
      <text:p text:style-name="P39"><text:tab/>apt update</text:p>
      <text:p text:style-name="P39"><text:tab/>apt install apache2 -y</text:p>
      <text:p text:style-name="P39"><text:tab/></text:p>
      <text:p text:style-name="P39"><text:tab/># Install php8 on Debian official https://packages.sury.org/php/README.txt</text:p>
      <text:p text:style-name="P39"><text:tab/>apt install apt-transport-https lsb-release ca-certificates curl -y</text:p>
      <text:p text:style-name="P39"><text:tab/>curl -sSLo /usr/share/keyrings/deb.sury.org-php.gpg <text:tab/>https://packages.sury.org/php/apt.gpg</text:p>
      <text:p text:style-name="P39"><text:tab/>sh -c 'echo "deb [signed-by=/usr/share/keyrings/deb.sury.org-php.gpg] <text:tab/>https://packages.sury.org/php/ $(lsb_release -sc) main" &gt; <text:tab/>/etc/apt/sources.list.d/php.list'</text:p>
      <text:p text:style-name="P39"><text:tab/>apt update &amp;&amp; apt upgrade</text:p>
      <text:p text:style-name="P39"><text:tab/></text:p>
      <text:p text:style-name="P39"><text:tab/># Versió actual i suportada PHP 8.1 fins finals 2024</text:p>
      <text:p text:style-name="P39"><text:tab/>apt install php8.1 -y</text:p>
      <text:p text:style-name="P39"/>
      <text:p text:style-name="P39"><text:tab/># Extensions PHP (no obligatòries)</text:p>
      <text:p text:style-name="P39"><text:tab/>apt install php8.1-{cli,common,xml,curl,mbstring,zip,bz2} -y</text:p>
      <text:p text:style-name="P39"/>
      <text:p text:style-name="P40"><text:tab/># PostgreSQL</text:p>
      <text:p text:style-name="P40"><text:tab/>sh -c 'echo "deb https://apt.postgresql.org/pub/repos/apt $(lsb_release -<text:tab/>cs)-pgdg main" &gt; /etc/apt/sources.list.d/pgdg.list'</text:p>
      <text:p text:style-name="P40"><text:tab/>wget --quiet -O - https://www.postgresql.org/media/keys/ACCC4CF8.asc | sudo <text:tab/>apt-key add -</text:p>
      <text:p text:style-name="P40"><text:tab/>apt update</text:p>
      <text:p text:style-name="P40"><text:tab/>apt install postgresql php8.1-pgsql -y</text:p>
      <text:p text:style-name="P24"/>
      <text:p text:style-name="P24"/>
      <text:p text:style-name="P28"><text:tab/>Una vegada tenim el stack muntat, hem de fer alguna configuració addicional:</text:p>
      <text:p text:style-name="P28"/>
      <text:list xml:id="list2969237649" text:style-name="L4">
        <text:list-item>
          <text:p text:style-name="P61">Modificar l’axiu php.ini per mostrar els errors PHP al navegador.</text:p>
        </text:list-item>
      </text:list>
      <text:p text:style-name="P28"/>
      <text:p text:style-name="P28"/>
      <text:p text:style-name="Heading_20_1"><text:bookmark-start text:name="__RefHeading___Toc327_2176002830"/><text:soft-page-break/>4. <text:span text:style-name="T17">Connexió a la BBDD i </text:span>obtenció de dades.<text:bookmark-end text:name="__RefHeading___Toc327_2176002830"/></text:p>
      <text:p text:style-name="P28"/>
      <text:p text:style-name="P28"><text:tab/>Per tal de connectar-nos a la BBDD que hem creat previament des de PHP hem d’utilitzar una <text:tab/>llibreria externa que permet enviar les sentències SQL al servidor de BBDD i tractar els resultats <text:tab/>obtinguts.</text:p>
      <text:p text:style-name="P28"/>
      <text:p text:style-name="P28"><text:span text:style-name="T14"><text:tab/>Tenim diversos mètodes de connexió des de PHP a una BBDD. </text:span>Podem connectar-nos mitjançant la <text:tab/>interfície PDO, implementada amb classes. Nosaltres utilitzarem les funcions incloses en l’extensió <text:tab/>php8.1-pgsql. <text:s/>Necessitarem utilitzar<text:span text:style-name="T14"> </text:span>les següents funcions:</text:p>
      <text:p text:style-name="P28"/>
      <text:list xml:id="list4077666070" text:style-name="L5">
        <text:list-item>
          <text:p text:style-name="P70"><text:a xlink:type="simple" xlink:href="https://www.php.net/manual/es/function.pg-connect.php" text:style-name="Internet_20_link" text:visited-style-name="Visited_20_Internet_20_Link"><text:span text:style-name="T42">pg_connect()</text:span></text:a><text:span text:style-name="T42">. Funció per connectar-nos a la BBDD des de PHP.</text:span></text:p>
        </text:list-item>
        <text:list-item>
          <text:p text:style-name="P71"><text:a xlink:type="simple" xlink:href="https://www.php.net/manual/es/function.pg-query.php" text:style-name="Internet_20_link" text:visited-style-name="Visited_20_Internet_20_Link"><text:span text:style-name="T36">pg_query()</text:span></text:a><text:span text:style-name="T36">. Funció per enviar consultes a la BBDD.</text:span></text:p>
        </text:list-item>
        <text:list-item>
          <text:p text:style-name="P71"><text:a xlink:type="simple" xlink:href="https://www.php.net/manual/es/function.pg-fetch-assoc.php" text:style-name="Internet_20_link" text:visited-style-name="Visited_20_Internet_20_Link"><text:span text:style-name="T36">pg_fetch_assoc</text:span></text:a><text:a xlink:type="simple" xlink:href="https://www.php.net/manual/es/function.pg-fetch-assoc.php" text:style-name="Internet_20_link" text:visited-style-name="Visited_20_Internet_20_Link"><text:span text:style-name="T37">()</text:span></text:a><text:span text:style-name="T37">. Funció per processar els resultats obtinguts en consultar la BBDD.</text:span></text:p>
        </text:list-item>
        <text:list-item>
          <text:p text:style-name="P72"><text:a xlink:type="simple" xlink:href="https://www.php.net/manual/es/function.pg-close.php" text:style-name="Internet_20_link" text:visited-style-name="Visited_20_Internet_20_Link"><text:span text:style-name="T36">pg_close()</text:span></text:a><text:span text:style-name="T36">. Una vegada fetes totes les operacions necessàries a la BBDD, hem de tancar la connexió.</text:span></text:p>
        </text:list-item>
      </text:list>
      <text:p text:style-name="P29"/>
      <text:p text:style-name="P30"><text:tab/>Aquesta llista de funcions no és exhaustiva i es poden fer servir altres funcions pg_*. <text:span text:style-name="T23">No es po</text:span><text:span text:style-name="T24">den</text:span><text:span text:style-name="T23"> <text:tab/>utilitzar </text:span><text:span text:style-name="T24">cap mètode de </text:span><text:span text:style-name="T23">PDO </text:span><text:span text:style-name="T24">(P</text:span><text:span text:style-name="T23">rogramació Orientada a Objectes).</text:span></text:p>
      <text:p text:style-name="P30"/>
      <text:p text:style-name="P31"><text:tab/>Per mostrar les dades per pantalla en format tabular, <text:span text:style-name="T4">NO es pot utilitzar l’element html &lt;table&gt; <text:tab/></text:span><text:span text:style-name="T6">(obsolet)</text:span>.</text:p>
      <text:p text:style-name="P31"/>
      <text:p text:style-name="Heading_20_1"><text:bookmark-start text:name="__RefHeading___Toc329_2176002830"/>5. Resta d’operacions CRUD: insertar, modificar i esborrar.<text:bookmark-end text:name="__RefHeading___Toc329_2176002830"/></text:p>
      <text:p text:style-name="P32"/>
      <text:p text:style-name="P32"><text:tab/>En aquesta part haurem d’afegir la resta de funcionalitat per gestionar una BBDD. Haurem de crear <text:tab/>les pàgines web que ens permetran mantenir la BBDD correctament.</text:p>
      <text:p text:style-name="P33"><text:tab/></text:p>
      <text:p text:style-name="P34"><text:tab/>Per tal de crear les funcionalitats d’afegir i modificar, hem de crear un formulari per introduïr les <text:tab/>dades <text:span text:style-name="T25">de la/les taules que volem modificar. </text:span></text:p>
      <text:p text:style-name="P34"><text:tab/></text:p>
      <text:p text:style-name="P35"><text:tab/>Quan afegim les dades, haurem de control·la<text:span text:style-name="T26">r que aquestes són correctes. Podem fer aquest control <text:tab/>de dues formes:</text:span></text:p>
      <text:p text:style-name="P35"/>
      <text:list xml:id="list2543998298" text:style-name="L6">
        <text:list-item>
          <text:p text:style-name="P73"><text:span text:style-name="T43">Control a l’aplicació </text:span><text:span text:style-name="T44">web dintre del formulari HTML. Mitjançant PHP podem controlar que l’entrada de les dades sigui correcta: dades obligatòries, restriccions de tipus de dades, etc.</text:span></text:p>
          <text:p text:style-name="P62"/>
        </text:list-item>
        <text:list-item>
          <text:p text:style-name="P63">Control des de la BBDD amb restriccions. En les sentències DDL podem afegir restriccions al nostre model de dades: CHECK, PRIMARY KEY, etc. Aquestes restriccions s’han de tractar també a l’aplicació web, mostrant <text:span text:style-name="T27">missatges d’error quan no es pugui fer l’operació.</text:span>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Heading_20_1"><text:bookmark-start text:name="__RefHeading___Toc331_2176002830"/><text:soft-page-break/>6. Entregables<text:bookmark-end text:name="__RefHeading___Toc331_2176002830"/></text:p>
      <text:p text:style-name="P36"/>
      <text:list xml:id="list8479456" text:style-name="L7">
        <text:list-item>
          <text:p text:style-name="P65">Un document PDF amb la següent plantilla:</text:p>
        </text:list-item>
      </text:list>
      <text:p text:style-name="P36"/>
      <text:p text:style-name="P36"><text:tab/> <text:s text:c="6"/>* <text:span text:style-name="T51">Disseny de la BBDD (estructura taules, diagrames,…).</text:span></text:p>
      <text:p text:style-name="P36"/>
      <text:p text:style-name="P36"><text:tab/> <text:s text:c="6"/>* Problemes trobats en la implementació de l’aplicació i solucions <text:span text:style-name="T28">proposades</text:span>.</text:p>
      <text:p text:style-name="P36"/>
      <text:p text:style-name="P36"><text:tab/> <text:s text:c="6"/>* Conclusió.</text:p>
      <text:p text:style-name="P36"/>
      <text:list xml:id="list183424025626536" text:continue-numbering="true" text:style-name="L7">
        <text:list-item>
          <text:p text:style-name="P65"><text:span text:style-name="T14">C</text:span>odi font del projecte. Podeu incloure la carpeta html comprida. Si aquesta carpeta té una mida considerable, penjeu la carpeta a Google Drive de l’Institut i compartiu l’enllaç al Drive en l’entrega.</text:p>
        </text:list-item>
      </text:list>
      <text:p text:style-name="P36"/>
      <text:p text:style-name="Heading_20_1"><text:bookmark-start text:name="__RefHeading___Toc365_3734605672"/><text:span text:style-name="T29">7</text:span>. <text:span text:style-name="T11">Millores</text:span><text:bookmark-end text:name="__RefHeading___Toc365_3734605672"/></text:p>
      <text:p text:style-name="P36"/>
      <text:p text:style-name="P37"><text:tab/>Es poden fer una sèrie de millores a l’aplicació que es tindran en compte a la rúbrica d’avaluació. <text:tab/>Algunes d’aquestes millores són:</text:p>
      <text:p text:style-name="P37"/>
      <text:list xml:id="list1643126899" text:style-name="L8">
        <text:list-item>
          <text:p text:style-name="P74"><text:span text:style-name="T45">Pagina</text:span><text:span text:style-name="T46">ció</text:span><text:span text:style-name="T45"> els resultats del llistat principal. </text:span><text:span text:style-name="T47">Les taules poden tenir molts registres i mostrar-los tots a la pàgina d’inici pot ralentitzar la càrrega de dades. </text:span><text:span text:style-name="T49">(0,5 punts)</text:span><text:span text:style-name="T47">.</text:span></text:p>
          <text:p text:style-name="P66"/>
        </text:list-item>
        <text:list-item>
          <text:p text:style-name="P67">Millora de la funcionalitat del llistat <text:span text:style-name="T31">principal: ordenació dels resultats, filtres. </text:span><text:span text:style-name="T7">(0,5 punts)</text:span><text:span text:style-name="T31">.</text:span></text:p>
          <text:p text:style-name="P66"/>
        </text:list-item>
        <text:list-item>
          <text:p text:style-name="P68">Millora funcionalitats modificar i esborrar. Cerca prèvia. <text:span text:style-name="T8">(</text:span><text:span text:style-name="T9">0,5</text:span><text:span text:style-name="T8"> punt</text:span><text:span text:style-name="T10">s</text:span><text:span text:style-name="T8">)</text:span><text:span text:style-name="T30">.</text:span></text:p>
          <text:p text:style-name="P68"/>
        </text:list-item>
        <text:list-item>
          <text:p text:style-name="P67">Estil<text:span text:style-name="T33">s</text:span> CSS. Encara que no és obligatori, es valorarà l’aparença de la web. (<text:span text:style-name="T9">0,5</text:span><text:span text:style-name="T4"> punt</text:span><text:span text:style-name="T10">s</text:span><text:span text:style-name="T4">)</text:span>.</text:p>
          <text:p text:style-name="P67"/>
        </text:list-item>
        <text:list-item>
          <text:p text:style-name="P67">Altres millores <text:span text:style-name="T4">(1 punt)</text:span>. <text:span text:style-name="T31">Es valoraran altres millores en funció de la complexitat.</text:span>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Heading_20_1"><text:bookmark-start text:name="__RefHeading___Toc333_2176002830"/><text:soft-page-break/><text:span text:style-name="T12">8</text:span>. Rúbrica d’avaluació<text:bookmark-end text:name="__RefHeading___Toc333_2176002830"/></text:p>
      <text:p text:style-name="P50"/>
      <text:p text:style-name="P51">L’activitat s’avalua sobre <text:span text:style-name="T34">14 punts. </text:span></text:p>
      <text:p text:style-name="P51"/>
      <table:table table:name="rúbrica_avaluacio" table:style-name="rúbrica_5f_avaluacio">
        <table:table-column table:style-name="rúbrica_5f_avaluacio.A"/>
        <table:table-column table:style-name="rúbrica_5f_avaluacio.B"/>
        <table:table-column table:style-name="rúbrica_5f_avaluacio.C"/>
        <table:table-column table:style-name="rúbrica_5f_avaluacio.D"/>
        <table:table-row table:style-name="TableLine93965446596320">
          <table:table-cell table:style-name="rúbrica_5f_avaluacio.A1" office:value-type="string">
            <text:p text:style-name="P41">Criteri</text:p>
          </table:table-cell>
          <table:table-cell table:style-name="rúbrica_5f_avaluacio.A1" office:value-type="string">
            <text:p text:style-name="P42">0 punts</text:p>
          </table:table-cell>
          <table:table-cell table:style-name="rúbrica_5f_avaluacio.A1" office:value-type="string">
            <text:p text:style-name="P42">1 punt</text:p>
          </table:table-cell>
          <table:table-cell table:style-name="rúbrica_5f_avaluacio.A1" office:value-type="string">
            <text:p text:style-name="P42">2 punts</text:p>
          </table:table-cell>
        </table:table-row>
        <table:table-row table:style-name="TableLine93965446771568">
          <table:table-cell table:style-name="rúbrica_5f_avaluacio.A7" office:value-type="string">
            <text:p text:style-name="P43">Disseny i implementació de la BBDD</text:p>
          </table:table-cell>
          <table:table-cell table:style-name="rúbrica_5f_avaluacio.B3" office:value-type="string">
            <text:p text:style-name="P43">No existeix disseny o no és correcte.</text:p>
          </table:table-cell>
          <table:table-cell table:style-name="rúbrica_5f_avaluacio.C7" office:value-type="string">
            <text:p text:style-name="P43">El disseny es correcte però no té algun dels apartats demanats </text:p>
          </table:table-cell>
          <table:table-cell table:style-name="rúbrica_5f_avaluacio.D3" office:value-type="string">
            <text:p text:style-name="P43">El disseny i implementació són correctes</text:p>
          </table:table-cell>
        </table:table-row>
        <table:table-row table:style-name="TableLine93965446774400">
          <table:table-cell table:style-name="rúbrica_5f_avaluacio.A7" office:value-type="string">
            <text:p text:style-name="P45">Connexió a la BBDD</text:p>
          </table:table-cell>
          <table:table-cell table:style-name="rúbrica_5f_avaluacio.B3" office:value-type="string">
            <text:p text:style-name="P46">No es connecta o no ho fa correctament.</text:p>
          </table:table-cell>
          <table:table-cell table:style-name="rúbrica_5f_avaluacio.C7" office:value-type="string">
            <text:p text:style-name="P46">Es connecta a la BBDD correctament però no controla els errors de connexió més comuns </text:p>
          </table:table-cell>
          <table:table-cell table:style-name="rúbrica_5f_avaluacio.D3" office:value-type="string">
            <text:p text:style-name="P46">Es connecta a la BBDD i controla tots els errors possibles.</text:p>
          </table:table-cell>
        </table:table-row>
        <table:table-row table:style-name="TableLine93965446775328">
          <table:table-cell table:style-name="rúbrica_5f_avaluacio.A4" office:value-type="string">
            <text:p text:style-name="P45">Mostrar llistat de dades</text:p>
          </table:table-cell>
          <table:table-cell table:style-name="rúbrica_5f_avaluacio.B4" office:value-type="string">
            <text:p text:style-name="P46">No mostra les dades per pantalla.</text:p>
          </table:table-cell>
          <table:table-cell table:style-name="rúbrica_5f_avaluacio.C4" office:value-type="string">
            <text:p text:style-name="P46">Mostra les dades però conté alguns errors en la visualització</text:p>
          </table:table-cell>
          <table:table-cell table:style-name="rúbrica_5f_avaluacio.D4" office:value-type="string">
            <text:p text:style-name="P46">Mostra les dades per pantalla correctament</text:p>
          </table:table-cell>
        </table:table-row>
        <table:table-row table:style-name="TableLine93965446778544">
          <table:table-cell table:style-name="rúbrica_5f_avaluacio.A7" office:value-type="string">
            <text:p text:style-name="P43">Esborrar registres</text:p>
          </table:table-cell>
          <table:table-cell table:style-name="rúbrica_5f_avaluacio.B7" office:value-type="string">
            <text:p text:style-name="P46">No <text:span text:style-name="T19">esborra</text:span> els registres.</text:p>
          </table:table-cell>
          <table:table-cell table:style-name="rúbrica_5f_avaluacio.C7" office:value-type="string">
            <text:p text:style-name="P46"><text:span text:style-name="T19">Esborra</text:span> el registre a la BBDD però no control·la els errors associats.</text:p>
          </table:table-cell>
          <table:table-cell table:style-name="rúbrica_5f_avaluacio.D7" office:value-type="string">
            <text:p text:style-name="P46"><text:span text:style-name="T19">Esborra</text:span> els registres i control·la els errors associats.</text:p>
          </table:table-cell>
        </table:table-row>
        <table:table-row table:style-name="TableLine93965446781184">
          <table:table-cell table:style-name="rúbrica_5f_avaluacio.A7" office:value-type="string">
            <text:p text:style-name="P45">Insertar i modificar registres.</text:p>
          </table:table-cell>
          <table:table-cell table:style-name="rúbrica_5f_avaluacio.B7" office:value-type="string">
            <text:p text:style-name="P46">No insereix o modifica els registres.</text:p>
          </table:table-cell>
          <table:table-cell table:style-name="rúbrica_5f_avaluacio.C7" office:value-type="string">
            <text:p text:style-name="P46">Insereix i modifica el registre a la BBDD però no control·la els errors associats.</text:p>
          </table:table-cell>
          <table:table-cell table:style-name="rúbrica_5f_avaluacio.D7" office:value-type="string">
            <text:p text:style-name="P46">Insereix i modifica els registres i control·la els errors associats.</text:p>
          </table:table-cell>
        </table:table-row>
        <table:table-row table:style-name="TableLine93965446782112">
          <table:table-cell table:style-name="rúbrica_5f_avaluacio.A7" office:value-type="string">
            <text:p text:style-name="P47">Qualitat del codi</text:p>
          </table:table-cell>
          <table:table-cell table:style-name="rúbrica_5f_avaluacio.B7" office:value-type="string">
            <text:p text:style-name="P49">El codi <text:span text:style-name="T32">conté</text:span> errors no control·lats <text:span text:style-name="T19">o no és molt òptim</text:span>.</text:p>
          </table:table-cell>
          <table:table-cell table:style-name="rúbrica_5f_avaluacio.C7" office:value-type="string">
            <text:p text:style-name="P49">El codi font no dóna errors i el codi és correcte. </text:p>
          </table:table-cell>
          <table:table-cell table:style-name="rúbrica_5f_avaluacio.D7" office:value-type="string">
            <text:p text:style-name="P49">El programa no dóna errors i el codi és òptim.</text:p>
          </table:table-cell>
        </table:table-row>
        <table:table-row table:style-name="TableLine93965446783200">
          <table:table-cell table:style-name="rúbrica_5f_avaluacio.A8" office:value-type="string">
            <text:p text:style-name="P45">Documentació</text:p>
          </table:table-cell>
          <table:table-cell table:style-name="rúbrica_5f_avaluacio.B8" office:value-type="string">
            <text:p text:style-name="P49">No hi ha documentació </text:p>
          </table:table-cell>
          <table:table-cell table:style-name="rúbrica_5f_avaluacio.C8" office:value-type="string">
            <text:p text:style-name="P49">La documentació és incomplerta</text:p>
          </table:table-cell>
          <table:table-cell table:style-name="rúbrica_5f_avaluacio.D8" office:value-type="string">
            <text:p text:style-name="P49">La documentació és complerta.</text:p>
          </table:table-cell>
        </table:table-row>
      </table:table>
      <text:p text:style-name="P5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93965446736640">
            <table:table-cell table:style-name="Tabla1.A1" office:value-type="string">
              <text:p text:style-name="P41">Criteri</text:p>
            </table:table-cell>
            <table:table-cell table:style-name="Tabla1.A1" office:value-type="string">
              <text:p text:style-name="P42">0 punts</text:p>
            </table:table-cell>
            <table:table-cell table:style-name="Tabla1.A1" office:value-type="string">
              <text:p text:style-name="P42">-1 punt</text:p>
            </table:table-cell>
            <table:table-cell table:style-name="Tabla1.A1" office:value-type="string">
              <text:p text:style-name="P42">-2 punts</text:p>
            </table:table-cell>
          </table:table-row>
        </table:table-header-rows>
        <table:table-row table:style-name="TableLine93965446795728">
          <table:table-cell table:style-name="Tabla1.A2" office:value-type="string">
            <text:p text:style-name="P44">Millores</text:p>
          </table:table-cell>
          <table:table-cell table:style-name="Tabla1.B2" office:value-type="string">
            <text:p text:style-name="P48">Hi ha millores i aquestes funcionen correctamen<text:span text:style-name="T35">t</text:span></text:p>
          </table:table-cell>
          <table:table-cell table:style-name="Tabla1.C2" office:value-type="string">
            <text:p text:style-name="P48">Hi ha alguna millora <text:span text:style-name="T34">o</text:span> no funcion<text:span text:style-name="T34">en</text:span> correctament</text:p>
          </table:table-cell>
          <table:table-cell table:style-name="Tabla1.D2" office:value-type="string">
            <text:p text:style-name="P48">No hi ha cap millora</text:p>
          </table:table-cell>
        </table:table-row>
      </table:table>
      <text:p text:style-name="P50"/>
      <text:p text:style-name="P6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Mono" svg:font-family="FreeMono" style:font-family-generic="modern" style:font-pitch="fixed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0pt" fo:language="ca" fo:country="ES" style:letter-kerning="fals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ca" fo:country="ES" style:letter-kerning="fals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635cm" fo:margin-right="0cm" fo:margin-top="0.635cm" fo:margin-bottom="0.212cm" style:contextual-spacing="false" fo:line-height="150%" fo:text-align="start" style:justify-single-word="false" fo:text-indent="0cm" style:auto-text-indent="false" fo:break-before="auto" fo:break-after="auto" fo:keep-with-next="always"/>
      <style:text-properties fo:font-variant="small-caps" fo:font-size="12pt" fo:font-weight="bold" style:font-size-asian="12pt" style:font-weight-asian="bold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break-before="auto" fo:break-after="auto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normal" style:next-style-name="Standard" style:default-outline-level="" style:class="text">
      <style:paragraph-properties fo:break-before="auto" fo:break-after="auto" fo:keep-with-next="always"/>
      <style:text-properties fo:font-size="9pt" fo:font-weight="bold" style:font-size-asian="9pt" style:font-weight-asian="bold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text-align="start" style:justify-single-word="false" fo:break-before="auto" fo:break-after="auto" fo:keep-with-next="always"/>
      <style:text-properties fo:font-size="9pt" fo:font-weight="bold" style:font-size-asian="9pt" style:font-weight-asian="bold" style:font-size-complex="9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text-position="0% 100%" fo:font-size="12pt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42cm" fo:margin-left="0.279cm" fo:margin-top="0cm" fo:margin-bottom="0cm" fo:break-before="auto" fo:break-after="auto" table:align="left"/>
    </style:style>
    <style:style style:name="Table1.A" style:family="table-column">
      <style:table-column-properties style:column-width="5.265cm"/>
    </style:style>
    <style:style style:name="Table1.B" style:family="table-column">
      <style:table-column-properties style:column-width="8.969cm"/>
    </style:style>
    <style:style style:name="Table1.C" style:family="table-column">
      <style:table-column-properties style:column-width="3.30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2" style:family="table">
      <style:table-properties style:width="17.392cm" fo:margin-top="0cm" fo:margin-bottom="0cm" fo:break-before="auto" fo:break-after="auto" table:align="center"/>
    </style:style>
    <style:style style:name="Table2.A" style:family="table-column">
      <style:table-column-properties style:column-width="4.364cm"/>
    </style:style>
    <style:style style:name="Table2.B" style:family="table-column">
      <style:table-column-properties style:column-width="5.212cm"/>
    </style:style>
    <style:style style:name="Table2.C" style:family="table-column">
      <style:table-column-properties style:column-width="4.001cm"/>
    </style:style>
    <style:style style:name="Table2.D" style:family="table-column">
      <style:table-column-properties style:column-width="3.815cm"/>
    </style:style>
    <style:style style:name="Table2.1" style:family="table-row">
      <style:table-row-properties style:min-row-height="0.459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2.2" style:family="table-row">
      <style:table-row-properties fo:keep-together="auto"/>
    </style:style>
    <style:style style:name="Table3" style:family="table">
      <style:table-properties style:width="17.463cm" fo:margin-top="0cm" fo:margin-bottom="0cm" fo:break-before="auto" fo:break-after="auto" table:align="center"/>
    </style:style>
    <style:style style:name="Table3.A" style:family="table-column">
      <style:table-column-properties style:column-width="4.445cm"/>
    </style:style>
    <style:style style:name="Table3.B" style:family="table-column">
      <style:table-column-properties style:column-width="5.212cm"/>
    </style:style>
    <style:style style:name="Table3.C" style:family="table-column">
      <style:table-column-properties style:column-width="3.995cm"/>
    </style:style>
    <style:style style:name="Table3.D" style:family="table-column">
      <style:table-column-properties style:column-width="3.81cm"/>
    </style:style>
    <style:style style:name="Table3.1" style:family="table-row">
      <style:table-row-properties style:min-row-height="0.459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3.2" style:family="table-row">
      <style:table-row-properties fo:keep-together="auto"/>
    </style:style>
    <style:style style:name="MP1" style:family="paragraph" style:parent-style-name="Standard">
      <style:paragraph-properties fo:line-height="115%" fo:text-align="start" style:justify-single-word="false" fo:orphans="0" fo:widows="0" fo:break-before="auto" fo:break-after="auto"/>
      <style:text-properties fo:font-size="12pt" style:font-size-asian="12pt" style:font-size-complex="12pt"/>
    </style:style>
    <style:style style:name="MP2" style:family="paragraph" style:parent-style-name="Standard">
      <style:paragraph-properties fo:text-align="start" style:justify-single-word="false" fo:break-before="auto" fo:break-after="auto">
        <style:tab-stops>
          <style:tab-stop style:position="7.5cm" style:type="center"/>
          <style:tab-stop style:position="15cm" style:type="right"/>
        </style:tab-stops>
      </style:paragraph-properties>
      <style:text-properties fo:font-weight="bold" style:font-weight-asian="bold"/>
    </style:style>
    <style:style style:name="M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weight="bold" style:font-weight-asian="bold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325cm" style:type="center"/>
          <style:tab-stop style:position="14.65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MP6" style:family="paragraph" style:parent-style-name="Standard">
      <style:paragraph-properties fo:line-height="100%" fo:break-before="auto" fo:break-after="auto"/>
    </style:style>
    <style:style style:name="MP7" style:family="paragraph" style:parent-style-name="Standard">
      <style:paragraph-properties fo:line-height="115%" fo:text-align="start" style:justify-single-word="false" fo:orphans="0" fo:widows="0" fo:break-before="auto" fo:break-after="auto"/>
      <style:text-properties fo:font-weight="bold" style:font-weight-asian="bold"/>
    </style:style>
    <style:style style:name="MP8" style:family="paragraph" style:parent-style-name="Standard">
      <style:paragraph-properties fo:break-before="auto" fo:break-after="auto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9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10" style:family="paragraph" style:parent-style-name="Standard">
      <style:paragraph-properties fo:text-align="start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MP11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MP12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weight="bold" style:font-weight-asian="bold"/>
    </style:style>
    <style:style style:name="MP13" style:family="paragraph" style:parent-style-name="Standard">
      <style:paragraph-properties fo:text-align="center" style:justify-single-word="false"/>
      <style:text-properties fo:color="#0000ff" loext:opacity="100%" fo:font-size="14pt" fo:font-weight="bold" style:font-size-asian="14pt" style:font-weight-asian="bold" style:font-size-complex="14pt"/>
    </style:style>
    <style:style style:name="MP14" style:family="paragraph" style:parent-style-name="Standard">
      <style:paragraph-properties fo:text-align="center" style:justify-single-word="false"/>
    </style:style>
    <style:style style:name="MP15" style:family="paragraph" style:parent-style-name="Standard">
      <style:paragraph-properties fo:text-align="center" style:justify-single-word="false"/>
      <style:text-properties fo:color="#0000ff" loext:opacity="100%" fo:font-weight="bold" officeooo:rsid="00168966" officeooo:paragraph-rsid="00168966" style:font-weight-asian="bold"/>
    </style:style>
    <style:style style:name="MP16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MP17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MP18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 style:font-size-complex="8pt"/>
    </style:style>
    <style:style style:name="MP19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0" style:family="paragraph" style:parent-style-name="Standard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fo:font-weight="bold" style:font-size-asian="8pt" style:font-weight-asian="bold" style:font-size-complex="8pt"/>
    </style:style>
    <style:style style:name="MP21" style:family="paragraph" style:parent-style-name="Standard">
      <style:text-properties fo:font-size="8pt" fo:font-weight="bold" style:font-size-asian="8pt" style:font-weight-asian="bold" style:font-size-complex="8pt"/>
    </style:style>
    <style:style style:name="MT1" style:family="text">
      <style:text-properties officeooo:rsid="00168966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0168966" style:font-weight-asian="bold"/>
    </style:style>
    <style:style style:name="MT4" style:family="text">
      <style:text-properties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59cm" fo:margin-right="0.159cm" fo:margin-top="0.159cm" fo:margin-bottom="0.159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cm" fo:margin-bottom="0.439cm" fo:margin-left="1.499cm" fo:margin-right="1.249cm" style:writing-mode="lr-tb" style:layout-grid-color="#c0c0c0" style:layout-grid-lines="2476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89cm" fo:margin-left="0cm" fo:margin-right="0cm" fo:margin-bottom="2.088cm" style:dynamic-spacing="true"/>
      </style:header-style>
      <style:footer-style>
        <style:header-footer-properties fo:min-height="1.559cm" fo:margin-left="0cm" fo:margin-right="0cm" fo:margin-top="1.45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9"><draw:frame draw:style-name="Mfr2" draw:name="image1.png" text:anchor-type="char" svg:x="0.101cm" svg:y="0.45cm" svg:width="0.826cm" svg:height="1.032cm" draw:z-index="4"><draw:image xlink:href="Pictures/100000000000005E000000703B087AEA9596858F.png" xlink:type="simple" xlink:show="embed" xlink:actuate="onLoad" draw:mime-type="image/png"/><svg:desc>C:\Laura\Seguretat\GENCAT.BMP</svg:desc></draw:frame></text:p>
              <text:p text:style-name="MP10"><text:s text:c="15"/>Generalitat de Catalunya</text:p>
              <text:p text:style-name="MP11"><text:s text:c="15"/>Departament d’Educació</text:p>
              <text:p text:style-name="MP12"><text:s text:c="15"/>Institut Joaquim Mir</text:p>
            </table:table-cell>
            <table:table-cell table:style-name="Table1.A1" office:value-type="string">
              <text:p text:style-name="MP13">M<text:span text:style-name="MT1">02</text:span>. <text:span text:style-name="MT1">BASES <text:s/>DE DADES</text:span></text:p>
              <text:p text:style-name="MP13">UF<text:span text:style-name="MT1">2</text:span>. <text:span text:style-name="MT1">SQL</text:span></text:p>
              <text:p text:style-name="MP13">A<text:span text:style-name="MT1">1</text:span>-<text:span text:style-name="MT1">CRUD amb PHP i PostgreSQL</text:span></text:p>
            </table:table-cell>
            <table:table-cell table:style-name="Table1.C1" office:value-type="string">
              <text:p text:style-name="MP14"><text:span text:style-name="MT2">CF</text:span><text:span text:style-name="MT3">GS</text:span></text:p>
              <text:p text:style-name="MP15">DAW</text:p>
              <text:p text:style-name="MP16"/>
              <text:p text:style-name="MP17">DEPT. </text:p>
              <text:p text:style-name="MP18"><text:span text:style-name="MT1">INF</text:span>.</text:p>
            </table:table-cell>
          </table:table-row>
        </table:table>
        <text:p text:style-name="MP2"/>
        <text:p text:style-name="MP3"/>
      </style:header>
      <style:footer>
        <text:p text:style-name="MP4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table:number-rows-spanned="2" office:value-type="string">
              <text:p text:style-name="MP19"><draw:frame draw:style-name="Mfr3" draw:name="image2.jpg" text:anchor-type="as-char" svg:width="1.713cm" svg:height="1.214cm" draw:z-index="9"><draw:image xlink:href="Pictures/10000000000001C00000013CE952DDA91B2A3D6E.jpg" xlink:type="simple" xlink:show="embed" xlink:actuate="onLoad" draw:mime-type="image/jpeg"/></draw:frame></text:p>
            </table:table-cell>
            <table:table-cell table:style-name="Table2.A1" office:value-type="string">
              <text:p text:style-name="MP20">19/09/2019</text:p>
            </table:table-cell>
            <table:table-cell table:style-name="Table2.A1" office:value-type="string">
              <text:p text:style-name="MP20">APROVAT</text:p>
            </table:table-cell>
            <table:table-cell table:style-name="Table2.A1" office:value-type="string">
              <text:p text:style-name="Standard"><text:span text:style-name="MT4">Pàgina </text:span><text:page-number text:select-page="current">5</text:page-number><text:span text:style-name="MT4"><text:s/>de </text:span><text:page-count>5</text:page-count></text:p>
            </table:table-cell>
          </table:table-row>
          <table:table-row table:style-name="Table2.2">
            <table:covered-table-cell/>
            <table:table-cell table:style-name="Table2.A1" office:value-type="string">
              <text:p text:style-name="MP20">VERSIÓ 00</text:p>
            </table:table-cell>
            <table:table-cell table:style-name="Table2.A1" table:number-columns-spanned="2" office:value-type="string">
              <text:p text:style-name="MP21">D37-Activitat CF LOE</text:p>
            </table:table-cell>
            <table:covered-table-cell/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MP6">Generalitat de Catalunya<draw:frame draw:style-name="Mfr1" draw:name="Image1" text:anchor-type="char" svg:x="0.053cm" svg:y="0.053cm" svg:width="0.736cm" svg:height="0.884cm" draw:z-index="0"><draw:image xlink:href="Pictures/100000000000005E000000703B087AEA9596858F.png" xlink:type="simple" xlink:show="embed" xlink:actuate="onLoad" draw:mime-type="image/png"/><svg:desc>C:\Laura\Seguretat\GENCAT.BMP</svg:desc></draw:frame></text:p>
        <text:p text:style-name="MP5">Departament d’Ensenyament</text:p>
        <text:p text:style-name="MP3">Institut Joaquim Mir</text:p>
      </style:header>
      <style:footer>
        <text:p text:style-name="MP7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table:number-rows-spanned="2" office:value-type="string">
              <text:p text:style-name="MP19"><draw:frame draw:style-name="Mfr4" draw:name="Image2" text:anchor-type="as-char" svg:width="1.713cm" svg:height="1.214cm" draw:z-index="0"><draw:image xlink:href="Pictures/10000000000001C00000013CE952DDA91B2A3D6E.jpg" xlink:type="simple" xlink:show="embed" xlink:actuate="onLoad" draw:mime-type="image/jpeg"/></draw:frame></text:p>
            </table:table-cell>
            <table:table-cell table:style-name="Table3.A1" office:value-type="string">
              <text:p text:style-name="MP20">18/09/2019</text:p>
            </table:table-cell>
            <table:table-cell table:style-name="Table3.A1" office:value-type="string">
              <text:p text:style-name="MP20">APROVAT</text:p>
            </table:table-cell>
            <table:table-cell table:style-name="Table3.A1" office:value-type="string">
              <text:p text:style-name="Standard"><text:span text:style-name="MT4">Pàgina </text:span><text:page-number text:select-page="current">0</text:page-number><text:span text:style-name="MT4"><text:s/>de </text:span><text:page-count>5</text:page-count></text:p>
            </table:table-cell>
          </table:table-row>
          <table:table-row table:style-name="Table3.2">
            <table:covered-table-cell/>
            <table:table-cell table:style-name="Table3.A1" office:value-type="string">
              <text:p text:style-name="MP20">VERSIÓ 00</text:p>
            </table:table-cell>
            <table:table-cell table:style-name="Table3.A1" table:number-columns-spanned="2" office:value-type="string">
              <text:p text:style-name="MP21">D37-Activitat CF LOE</text:p>
            </table:table-cell>
            <table:covered-table-cell/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4-03-20T18:34:22.186217311</dc:date>
    <meta:editing-duration>PT19M27S</meta:editing-duration>
    <meta:editing-cycles>8</meta:editing-cycles>
    <meta:document-statistic meta:table-count="5" meta:image-count="4" meta:object-count="0" meta:page-count="5" meta:paragraph-count="152" meta:word-count="1333" meta:character-count="8669" meta:non-whitespace-character-count="7375"/>
  </office:meta>
</office:document-meta>
</file>